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C" style:family="table-column">
      <style:table-column-properties style:column-width="3.598cm"/>
    </style:style>
    <style:style style:name="Tabelle1.D" style:family="table-column">
      <style:table-column-properties style:column-width="3.3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f9ea" officeooo:paragraph-rsid="0010f9ea" style:font-weight-asian="bold" style:font-weight-complex="bold"/>
    </style:style>
    <style:style style:name="P3" style:family="paragraph" style:parent-style-name="Table_20_Contents">
      <style:text-properties officeooo:rsid="00111423" officeooo:paragraph-rsid="00111423"/>
    </style:style>
    <style:style style:name="P4" style:family="paragraph" style:parent-style-name="Table_20_Contents">
      <style:text-properties officeooo:rsid="001171de" officeooo:paragraph-rsid="001171de"/>
    </style:style>
    <style:style style:name="P5" style:family="paragraph" style:parent-style-name="Table_20_Contents">
      <style:text-properties officeooo:rsid="0011d199" officeooo:paragraph-rsid="0011d199"/>
    </style:style>
    <style:style style:name="P6" style:family="paragraph" style:parent-style-name="Table_20_Contents">
      <style:text-properties officeooo:rsid="0011d199" officeooo:paragraph-rsid="0024cf1a"/>
    </style:style>
    <style:style style:name="P7" style:family="paragraph" style:parent-style-name="Table_20_Contents">
      <style:text-properties officeooo:rsid="0011d384" officeooo:paragraph-rsid="0011d384"/>
    </style:style>
    <style:style style:name="P8" style:family="paragraph" style:parent-style-name="Table_20_Contents">
      <style:text-properties officeooo:rsid="001e48f8" officeooo:paragraph-rsid="001e48f8"/>
    </style:style>
    <style:style style:name="P9" style:family="paragraph" style:parent-style-name="Table_20_Contents">
      <style:text-properties officeooo:rsid="001e48f8" officeooo:paragraph-rsid="0024cf1a"/>
    </style:style>
    <style:style style:name="P10" style:family="paragraph" style:parent-style-name="Table_20_Contents">
      <style:text-properties officeooo:rsid="001f8129" officeooo:paragraph-rsid="001f8129"/>
    </style:style>
    <style:style style:name="P11" style:family="paragraph" style:parent-style-name="Table_20_Contents">
      <style:text-properties officeooo:rsid="001f8129" officeooo:paragraph-rsid="0024cf1a"/>
    </style:style>
    <style:style style:name="P12" style:family="paragraph" style:parent-style-name="Table_20_Contents">
      <style:text-properties officeooo:rsid="0022e067" officeooo:paragraph-rsid="0022e067"/>
    </style:style>
    <style:style style:name="P13" style:family="paragraph" style:parent-style-name="Table_20_Contents">
      <style:text-properties officeooo:rsid="0022e067" officeooo:paragraph-rsid="0024cf1a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2e067" officeooo:paragraph-rsid="0022e067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ext_20_body" style:list-style-name="L1">
      <style:text-properties officeooo:paragraph-rsid="0012c998"/>
    </style:style>
    <style:style style:name="P17" style:family="paragraph" style:parent-style-name="Text_20_body" style:list-style-name="L1">
      <style:text-properties officeooo:paragraph-rsid="00163005"/>
    </style:style>
    <style:style style:name="P18" style:family="paragraph" style:parent-style-name="Text_20_body" style:list-style-name="L1">
      <style:text-properties officeooo:paragraph-rsid="0017857b"/>
    </style:style>
    <style:style style:name="P19" style:family="paragraph" style:parent-style-name="Text_20_body" style:list-style-name="L1">
      <style:text-properties officeooo:paragraph-rsid="001171de"/>
    </style:style>
    <style:style style:name="P20" style:family="paragraph" style:parent-style-name="Text_20_body" style:list-style-name="L1">
      <style:text-properties officeooo:rsid="0012c998" officeooo:paragraph-rsid="0012c998"/>
    </style:style>
    <style:style style:name="P21" style:family="paragraph" style:parent-style-name="Text_20_body" style:list-style-name="L1">
      <style:text-properties officeooo:rsid="0012c998" officeooo:paragraph-rsid="00163005"/>
    </style:style>
    <style:style style:name="P22" style:family="paragraph" style:parent-style-name="Text_20_body" style:list-style-name="L1">
      <style:text-properties officeooo:rsid="0012c998" officeooo:paragraph-rsid="0017857b"/>
    </style:style>
    <style:style style:name="P23" style:family="paragraph" style:parent-style-name="Table_20_Contents">
      <style:text-properties officeooo:rsid="00211a9f" officeooo:paragraph-rsid="0024cf1a"/>
    </style:style>
    <style:style style:name="P24" style:family="paragraph" style:parent-style-name="Table_20_Contents">
      <style:text-properties officeooo:rsid="001cbfc6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text-properties officeooo:rsid="002a20ff" officeooo:paragraph-rsid="002a20ff"/>
    </style:style>
    <style:style style:name="P27" style:family="paragraph" style:parent-style-name="Heading_20_1">
      <style:text-properties officeooo:rsid="0012c998" officeooo:paragraph-rsid="0012c998"/>
    </style:style>
    <style:style style:name="P28" style:family="paragraph" style:parent-style-name="Heading_20_1">
      <style:text-properties officeooo:rsid="001171de" officeooo:paragraph-rsid="001171de"/>
    </style:style>
    <style:style style:name="T1" style:family="text">
      <style:text-properties officeooo:rsid="001171de"/>
    </style:style>
    <style:style style:name="T2" style:family="text">
      <style:text-properties officeooo:rsid="0011d384"/>
    </style:style>
    <style:style style:name="T3" style:family="text">
      <style:text-properties officeooo:rsid="0011fefc"/>
    </style:style>
    <style:style style:name="T4" style:family="text">
      <style:text-properties officeooo:rsid="0014b181"/>
    </style:style>
    <style:style style:name="T5" style:family="text">
      <style:text-properties officeooo:rsid="00163005"/>
    </style:style>
    <style:style style:name="T6" style:family="text">
      <style:text-properties officeooo:rsid="0017857b"/>
    </style:style>
    <style:style style:name="T7" style:family="text">
      <style:text-properties officeooo:rsid="00186838"/>
    </style:style>
    <style:style style:name="T8" style:family="text">
      <style:text-properties officeooo:rsid="00198bc9"/>
    </style:style>
    <style:style style:name="T9" style:family="text">
      <style:text-properties officeooo:rsid="001d26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row>
          <table:table-cell table:style-name="Tabelle1.A1" office:value-type="string">
            <text:p text:style-name="P1">Programm</text:p>
          </table:table-cell>
          <table:table-cell table:style-name="Tabelle1.A1" office:value-type="string">
            <text:p text:style-name="P1">Doppelt oder einfach</text:p>
          </table:table-cell>
          <table:table-cell table:style-name="Tabelle1.A1" office:value-type="string">
            <text:p text:style-name="P1">Tensorflowversion</text:p>
          </table:table-cell>
          <table:table-cell table:style-name="Tabelle1.A1" office:value-type="string">
            <text:p text:style-name="P1">Netzwerkversion</text:p>
          </table:table-cell>
          <table:table-cell table:style-name="Tabelle1.E1" office:value-type="string">
            <text:p text:style-name="P2">Funktionierende Netzwerke</text:p>
          </table:table-cell>
        </table:table-row>
        <table:table-row>
          <table:table-cell table:style-name="Tabelle1.A2" office:value-type="string">
            <text:p text:style-name="P3">dqn_1</text:p>
          </table:table-cell>
          <table:table-cell table:style-name="Tabelle1.A2" office:value-type="string">
            <text:p text:style-name="P10">veralte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dqn_2</text:p>
          </table:table-cell>
          <table:table-cell table:style-name="Tabelle1.A2" office:value-type="string">
            <text:p text:style-name="P10">veralte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dqn_3</text:p>
          </table:table-cell>
          <table:table-cell table:style-name="Tabelle1.A2" office:value-type="string">
            <text:p text:style-name="P10">veralte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dqn_4</text:p>
          </table:table-cell>
          <table:table-cell table:style-name="Tabelle1.A2" office:value-type="string">
            <text:p text:style-name="P11">Einfach, </text:p>
            <text:p text:style-name="P11"/>
            <text:p text:style-name="P11">simple Target-Berechnung, veraltet</text:p>
          </table:table-cell>
          <table:table-cell table:style-name="Tabelle1.A2" office:value-type="string">
            <text:p text:style-name="P10">Tf version 1</text:p>
          </table:table-cell>
          <table:table-cell table:style-name="Tabelle1.A2" office:value-type="string">
            <text:p text:style-name="Table_20_Contents"/>
            <text:p text:style-name="Table_20_Contents"/>
            <text:p text:style-name="Table_20_Contents"/>
            <text:p text:style-name="P15"><text:s text:c="26"/></text:p>
          </table:table-cell>
          <table:table-cell table:style-name="Tabelle1.E2" office:value-type="string">
            <text:p text:style-name="P26">Lernt nicht</text:p>
            <text:p text:style-name="P15"><text:s text:c="9"/></text:p>
          </table:table-cell>
        </table:table-row>
        <table:table-row>
          <table:table-cell table:style-name="Tabelle1.A2" office:value-type="string">
            <text:p text:style-name="P3">doubleDqn_1</text:p>
          </table:table-cell>
          <table:table-cell table:style-name="Tabelle1.A2" office:value-type="string">
            <text:p text:style-name="P9">Doppelt, </text:p>
            <text:p text:style-name="P9"/>
            <text:p text:style-name="P23">aktuelle Target Berechnung + Bellman</text:p>
          </table:table-cell>
          <table:table-cell table:style-name="Tabelle1.A2" office:value-type="string">
            <text:p text:style-name="P8">Tf version 1</text:p>
          </table:table-cell>
          <table:table-cell table:style-name="Tabelle1.A2" office:value-type="string">
            <text:p text:style-name="Table_20_Contents"><text:s text:c="11"/></text:p>
          </table:table-cell>
          <table:table-cell table:style-name="Tabelle1.E2" office:value-type="string">
            <text:p text:style-name="P26">Lernt nicht</text:p>
          </table:table-cell>
        </table:table-row>
        <table:table-row>
          <table:table-cell table:style-name="Tabelle1.A2" office:value-type="string">
            <text:p text:style-name="P3">dqn_keras_1</text:p>
          </table:table-cell>
          <table:table-cell table:style-name="Tabelle1.A2" office:value-type="string">
            <text:p text:style-name="P7">Einfach</text:p>
          </table:table-cell>
          <table:table-cell table:style-name="Tabelle1.A2" office:value-type="string">
            <text:p text:style-name="P7">Keras</text:p>
          </table:table-cell>
          <table:table-cell table:style-name="Tabelle1.A2" office:value-type="string">
            <text:p text:style-name="P7">Tutorial</text:p>
          </table:table-cell>
          <table:table-cell table:style-name="Tabelle1.E2" office:value-type="string">
            <text:p text:style-name="Table_20_Contents">../<text:span text:style-name="T2">online_net1.h5</text:span></text:p>
            <text:p text:style-name="Table_20_Contents"/>
            <text:p text:style-name="Table_20_Contents">../<text:span text:style-name="T2">online_net2.h5</text:span></text:p>
            <text:p text:style-name="Table_20_Contents"/>
            <text:p text:style-name="Table_20_Contents">../<text:span text:style-name="T3">online_net3.h5 (meistens)</text:span></text:p>
          </table:table-cell>
        </table:table-row>
        <table:table-row>
          <table:table-cell table:style-name="Tabelle1.A2" office:value-type="string">
            <text:p text:style-name="P3">dqn_keras_1_1</text:p>
          </table:table-cell>
          <table:table-cell table:style-name="Tabelle1.A2" office:value-type="string">
            <text:p text:style-name="P5">Einfach</text:p>
          </table:table-cell>
          <table:table-cell table:style-name="Tabelle1.A2" office:value-type="string">
            <text:p text:style-name="P5">Keras</text:p>
          </table:table-cell>
          <table:table-cell table:style-name="Tabelle1.A2" office:value-type="string">
            <text:p text:style-name="P5">Selbst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dqn_keras_2</text:p>
          </table:table-cell>
          <table:table-cell table:style-name="Tabelle1.A2" office:value-type="string">
            <text:p text:style-name="P6">Doppelt, </text:p>
            <text:p text:style-name="P6"/>
            <text:p text:style-name="P23">veraltete Bellman Berechnung</text:p>
          </table:table-cell>
          <table:table-cell table:style-name="Tabelle1.A2" office:value-type="string">
            <text:p text:style-name="P5">Keras</text:p>
          </table:table-cell>
          <table:table-cell table:style-name="Tabelle1.A2" office:value-type="string">
            <text:p text:style-name="P5">Tutorial 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dqn_keras_3</text:p>
          </table:table-cell>
          <table:table-cell table:style-name="Tabelle1.A2" office:value-type="string">
            <text:p text:style-name="P4"><text:span text:style-name="T9">D</text:span>oppelt</text:p>
          </table:table-cell>
          <table:table-cell table:style-name="Tabelle1.A2" office:value-type="string">
            <text:p text:style-name="P24">Keras</text:p>
          </table:table-cell>
          <table:table-cell table:style-name="Tabelle1.A2" office:value-type="string">
            <text:p text:style-name="Table_20_Contents"><text:span text:style-name="T1">Tutorial</text:span> <text:s text:c="5"/></text:p>
          </table:table-cell>
          <table:table-cell table:style-name="Tabelle1.E2" office:value-type="string">
            <text:p text:style-name="P4">../online_net0.h5</text:p>
          </table:table-cell>
        </table:table-row>
        <table:table-row>
          <table:table-cell table:style-name="Tabelle1.E2" table:number-columns-spanned="5" office:value-type="string">
            <text:p text:style-name="P14">To 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qn_5</text:p>
          </table:table-cell>
          <table:table-cell table:style-name="Tabelle1.A2" office:value-type="string">
            <text:p text:style-name="P13">Einfach, </text:p>
            <text:p text:style-name="P13"/>
            <text:p text:style-name="P13">aktuelle Target-Berechnung</text:p>
          </table:table-cell>
          <table:table-cell table:style-name="Tabelle1.A2" office:value-type="string">
            <text:p text:style-name="P12">Tf version 1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12">dqn_keras_4</text:p>
          </table:table-cell>
          <table:table-cell table:style-name="Tabelle1.A2" office:value-type="string">
            <text:p text:style-name="P12">Doppelt</text:p>
          </table:table-cell>
          <table:table-cell table:style-name="Tabelle1.A2" office:value-type="string">
            <text:p text:style-name="P12">Keras</text:p>
          </table:table-cell>
          <table:table-cell table:style-name="Tabelle1.A2" office:value-type="string">
            <text:p text:style-name="P12">Selbst</text:p>
          </table:table-cell>
          <table:table-cell table:style-name="Tabelle1.E2" office:value-type="string">
            <text:p text:style-name="P4"/>
          </table:table-cell>
        </table:table-row>
      </table:table>
      <text:p text:style-name="Standard"/>
      <text:p text:style-name="Standard"/>
      <text:h text:style-name="P27" text:outline-level="1">DQN Keras 1</text:h>
      <text:list xml:id="list4017169964" text:style-name="L1">
        <text:list-item>
          <text:p text:style-name="P20">Online net 1</text:p>
          <text:list>
            <text:list-item>
              <text:p text:style-name="P16">Hyperparameters </text:p>
              <text:list>
                <text:list-item>
                  <text:p text:style-name="P16">self.max_episodes = <text:span text:style-name="T4">40</text:span>0</text:p>
                </text:list-item>
                <text:list-item>
                  <text:p text:style-name="P16">self.max_steps_per_episode = 5<text:span text:style-name="T4">0</text:span>0</text:p>
                </text:list-item>
                <text:list-item>
                  <text:p text:style-name="P16">self.speed = 5.0</text:p>
                </text:list-item>
                <text:list-item>
                  <text:p text:style-name="P16">self.rb_capacity = 2000</text:p>
                </text:list-item>
                <text:list-item>
                  <text:p text:style-name="P16"><text:soft-page-break/>self.batch_size = <text:span text:style-name="T4">2</text:span>00</text:p>
                </text:list-item>
                <text:list-item>
                  <text:p text:style-name="P16">self.mini_batch_size = <text:span text:style-name="T4">2</text:span></text:p>
                </text:list-item>
                <text:list-item>
                  <text:p text:style-name="P16">self.gamma = 0.95</text:p>
                </text:list-item>
                <text:list-item>
                  <text:p text:style-name="P16">self.alpha = 0.95</text:p>
                </text:list-item>
                <text:list-item>
                  <text:p text:style-name="P16">self.update_r_targets = <text:span text:style-name="T4">5</text:span></text:p>
                </text:list-item>
                <text:list-item>
                  <text:p text:style-name="P16">self.start_decaying = (self.max_episodes / 5)</text:p>
                </text:list-item>
              </text:list>
            </text:list-item>
            <text:list-item>
              <text:p text:style-name="P16">Starting position „<text:span text:style-name="T4">sharp left curve“</text:span></text:p>
              <text:list>
                <text:list-item>
                  <text:p text:style-name="P16"><text:s/>self.x_position = 0.930205421421</text:p>
                </text:list-item>
                <text:list-item>
                  <text:p text:style-name="P16">self.y_position = -5.77364575559</text:p>
                </text:list-item>
                <text:list-item>
                  <text:p text:style-name="P16">self.z_position = -0.0301045554742</text:p>
                </text:list-item>
              </text:list>
            </text:list-item>
          </text:list>
        </text:list-item>
        <text:list-item>
          <text:p text:style-name="P21">Online net <text:span text:style-name="T5">2</text:span></text:p>
          <text:list>
            <text:list-item>
              <text:p text:style-name="P17">Hyperparameters </text:p>
              <text:list>
                <text:list-item>
                  <text:p text:style-name="P17">self.max_episodes = <text:span text:style-name="T5">50</text:span>0</text:p>
                </text:list-item>
                <text:list-item>
                  <text:p text:style-name="P17">self.max_steps_per_episode = 5<text:span text:style-name="T4">0</text:span>0</text:p>
                </text:list-item>
                <text:list-item>
                  <text:p text:style-name="P17">self.speed = 5.0</text:p>
                </text:list-item>
                <text:list-item>
                  <text:p text:style-name="P17">self.rb_capacity = 2000</text:p>
                </text:list-item>
                <text:list-item>
                  <text:p text:style-name="P17">self.batch_size = <text:span text:style-name="T4">2</text:span>00</text:p>
                </text:list-item>
                <text:list-item>
                  <text:p text:style-name="P17">self.mini_batch_size = <text:span text:style-name="T4">2</text:span></text:p>
                </text:list-item>
                <text:list-item>
                  <text:p text:style-name="P17">self.gamma = 0.95</text:p>
                </text:list-item>
                <text:list-item>
                  <text:p text:style-name="P17">self.alpha = 0.95</text:p>
                </text:list-item>
                <text:list-item>
                  <text:p text:style-name="P17">self.update_r_targets = <text:span text:style-name="T5">10</text:span></text:p>
                </text:list-item>
                <text:list-item>
                  <text:p text:style-name="P17">self.start_decaying = (self.max_episodes / 5)</text:p>
                </text:list-item>
              </text:list>
            </text:list-item>
            <text:list-item>
              <text:p text:style-name="P17"><text:span text:style-name="T6">Starting position</text:span> „straight line (long) going into left curve“</text:p>
              <text:list>
                <text:list-item>
                  <text:p text:style-name="P17">self.x_position = -0.9032014349</text:p>
                </text:list-item>
                <text:list-item>
                  <text:p text:style-name="P17">self.y_position = -6.22487658223</text:p>
                </text:list-item>
                <text:list-item>
                  <text:p text:style-name="P17">self.z_position = -0.0298790967155</text:p>
                </text:list-item>
              </text:list>
            </text:list-item>
          </text:list>
        </text:list-item>
        <text:list-item>
          <text:p text:style-name="P22">Online net <text:span text:style-name="T6">3</text:span></text:p>
          <text:list>
            <text:list-item>
              <text:p text:style-name="P18">Hyperparameters </text:p>
              <text:list>
                <text:list-item>
                  <text:p text:style-name="P18">self.max_episodes = <text:span text:style-name="T7">20</text:span>0</text:p>
                </text:list-item>
                <text:list-item>
                  <text:p text:style-name="P18">self.max_steps_per_episode = 5<text:span text:style-name="T4">0</text:span>0</text:p>
                </text:list-item>
                <text:list-item>
                  <text:p text:style-name="P18">self.speed = <text:span text:style-name="T7">7.5</text:span></text:p>
                </text:list-item>
                <text:list-item>
                  <text:p text:style-name="P18">self.rb_capacity = 2000</text:p>
                </text:list-item>
                <text:list-item>
                  <text:p text:style-name="P18"><text:soft-page-break/>self.batch_size = <text:span text:style-name="T7">3</text:span>00</text:p>
                </text:list-item>
                <text:list-item>
                  <text:p text:style-name="P18">self.mini_batch_size = <text:span text:style-name="T7">4</text:span></text:p>
                </text:list-item>
                <text:list-item>
                  <text:p text:style-name="P18">self.gamma = 0.95</text:p>
                </text:list-item>
                <text:list-item>
                  <text:p text:style-name="P18">self.alpha = 0.95</text:p>
                </text:list-item>
                <text:list-item>
                  <text:p text:style-name="P18">self.update_r_targets = <text:span text:style-name="T8">10</text:span></text:p>
                </text:list-item>
                <text:list-item>
                  <text:p text:style-name="P18">self.start_decaying = (self.max_episodes / 5)</text:p>
                </text:list-item>
              </text:list>
            </text:list-item>
            <text:list-item>
              <text:p text:style-name="P18">Starting position „straight line going into right curve“</text:p>
              <text:list>
                <text:list-item>
                  <text:p text:style-name="P18">self.x_position = 0.4132014349</text:p>
                </text:list-item>
                <text:list-item>
                  <text:p text:style-name="P18">self.y_position = -2.89940826549</text:p>
                </text:list-item>
                <text:list-item>
                  <text:p text:style-name="P18">self.z_position = -0.0298790967155</text:p>
                </text:list-item>
              </text:list>
            </text:list-item>
          </text:list>
        </text:list-item>
      </text:list>
      <text:h text:style-name="P28" text:outline-level="1">DQN Keras 3</text:h>
      <text:list xml:id="list100916812232333" text:continue-numbering="true" text:style-name="L1">
        <text:list-item>
          <text:p text:style-name="P19">Hyperparameters</text:p>
          <text:list>
            <text:list-item>
              <text:p text:style-name="P19">self.max_episodes = 250</text:p>
            </text:list-item>
            <text:list-item>
              <text:p text:style-name="P19">self.max_steps_per_episode = 750</text:p>
            </text:list-item>
            <text:list-item>
              <text:p text:style-name="P19">self.speed = 5.0</text:p>
            </text:list-item>
            <text:list-item>
              <text:p text:style-name="P19">self.rb_capacity = 2000</text:p>
            </text:list-item>
            <text:list-item>
              <text:p text:style-name="P19">self.batch_size = 300</text:p>
            </text:list-item>
            <text:list-item>
              <text:p text:style-name="P19">self.mini_batch_size = 4</text:p>
            </text:list-item>
            <text:list-item>
              <text:p text:style-name="P19">self.gamma = 0.95</text:p>
            </text:list-item>
            <text:list-item>
              <text:p text:style-name="P19">self.alpha = 0.95</text:p>
            </text:list-item>
            <text:list-item>
              <text:p text:style-name="P19">self.update_r_targets = 10</text:p>
            </text:list-item>
            <text:list-item>
              <text:p text:style-name="P19">self.start_decaying = (self.max_episodes / 5)</text:p>
            </text:list-item>
          </text:list>
        </text:list-item>
        <text:list-item>
          <text:p text:style-name="P19">Starting position „straight line from far left going into right curve“</text:p>
          <text:list>
            <text:list-item>
              <text:p text:style-name="P19">self.x_position = 0.5132014349</text:p>
            </text:list-item>
            <text:list-item>
              <text:p text:style-name="P19">self.y_position = 4.56540826549</text:p>
            </text:list-item>
            <text:list-item>
              <text:p text:style-name="P19">self.z_position = -0.029879096715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7:47:36.383563532</meta:creation-date>
    <dc:date>2020-07-17T10:09:16.603488387</dc:date>
    <meta:editing-duration>PT1H58M44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3" meta:paragraph-count="119" meta:word-count="352" meta:character-count="2416" meta:non-whitespace-character-count="2182"/>
  </office:meta>
</office:document-meta>
</file>